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1D000000135F25F31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05cm"/>
    </style:style>
    <style:style style:name="gr4" style:family="graphic" style:parent-style-name="standard">
      <style:graphic-properties draw:marker-end="Стили_20_стрелок_20_1" draw:marker-end-width="0.3cm" draw:textarea-horizontal-align="center" draw:textarea-vertical-align="middle"/>
    </style:style>
    <style:style style:name="gr5" style:family="graphic" style:parent-style-name="standard">
      <style:graphic-properties draw:marker-start="Стили_20_стрелок_20_1" draw:marker-end="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dash" draw:stroke-dash="Fine_20_Dashed" draw:marker-end="Стили_20_стрелок_20_1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cm" svg:height="1.6cm" svg:x="3.8cm" svg:y="3.4cm">
          <text:p text:style-name="P1">Нормализация</text:p>
        </draw:rect>
        <draw:frame draw:style-name="gr2" draw:layer="layout" svg:width="2.318cm" svg:height="1.217cm" svg:x="1.432cm" svg:y="2.933cm">
          <draw:text-box>
            <text:p text:style-name="P1">Исходная </text:p>
            <text:p text:style-name="P1">речь</text:p>
          </draw:text-box>
        </draw:frame>
        <draw:rect draw:style-name="gr1" draw:text-style-name="P1" xml:id="id2" draw:id="id2" draw:layer="layout" svg:width="3.2cm" svg:height="1.6cm" svg:x="7.8cm" svg:y="3.4cm">
          <text:p text:style-name="P1">Удаление</text:p>
          <text:p text:style-name="P1">Основного</text:p>
          <text:p text:style-name="P1">тона</text:p>
        </draw:rect>
        <draw:frame draw:style-name="gr3" draw:layer="layout" svg:width="2.125cm" svg:height="0.734cm" svg:x="10.7cm" svg:y="2.691cm">
          <draw:text-box>
            <text:p>Остаток</text:p>
          </draw:text-box>
        </draw:frame>
        <draw:rect draw:style-name="gr1" draw:text-style-name="P1" xml:id="id3" draw:id="id3" draw:layer="layout" svg:width="3.05cm" svg:height="1.6cm" svg:x="12.2cm" svg:y="3.4cm">
          <text:p text:style-name="P1">Фильтр</text:p>
          <text:p text:style-name="P1">Вокального </text:p>
          <text:p text:style-name="P1">тракта</text:p>
        </draw:rect>
        <draw:rect draw:style-name="gr1" draw:text-style-name="P1" xml:id="id4" draw:id="id4" draw:layer="layout" svg:width="3.05cm" svg:height="1.6cm" svg:x="16.025cm" svg:y="3.4cm">
          <text:p text:style-name="P1">Модель </text:p>
          <text:p text:style-name="P1">возбуждения</text:p>
        </draw:rect>
        <draw:rect draw:style-name="gr1" draw:text-style-name="P1" xml:id="id5" draw:id="id5" draw:layer="layout" svg:width="3.05cm" svg:height="1.6cm" svg:x="2.35cm" svg:y="15.4cm">
          <text:p text:style-name="P1">Генерация </text:p>
          <text:p text:style-name="P1">возбуждения</text:p>
        </draw:rect>
        <draw:connector draw:style-name="gr4" draw:text-style-name="P1" draw:layer="layout" svg:x1="6.8cm" svg:y1="4.2cm" svg:x2="7.8cm" svg:y2="4.2cm" draw:start-shape="id1" draw:start-glue-point="1" draw:end-shape="id2" draw:end-glue-point="3" svg:d="m6800 4200h1000">
          <text:p/>
        </draw:connector>
        <draw:connector draw:style-name="gr4" draw:text-style-name="P1" draw:layer="layout" svg:x1="11cm" svg:y1="4.2cm" svg:x2="12.2cm" svg:y2="4.2cm" draw:start-shape="id2" draw:start-glue-point="1" draw:end-shape="id3" draw:end-glue-point="3" svg:d="m11000 4200h1200">
          <text:p/>
        </draw:connector>
        <draw:connector draw:style-name="gr4" draw:text-style-name="P1" draw:layer="layout" svg:x1="15.25cm" svg:y1="4.2cm" svg:x2="16.025cm" svg:y2="4.2cm" draw:start-shape="id3" draw:start-glue-point="1" draw:end-shape="id4" draw:end-glue-point="3" svg:d="m15250 4200h775">
          <text:p/>
        </draw:connector>
        <draw:connector draw:style-name="gr5" draw:text-style-name="P1" draw:layer="layout" svg:x1="3.8cm" svg:y1="4.2cm" svg:x2="1.83cm" svg:y2="4.213cm" draw:start-shape="id1" draw:start-glue-point="3" svg:d="m3800 4200h-1235v13h-735">
          <text:p/>
        </draw:connector>
        <draw:rect draw:style-name="gr1" draw:text-style-name="P1" xml:id="id6" draw:id="id6" draw:layer="layout" svg:width="5cm" svg:height="1.6cm" svg:x="6.4cm" svg:y="15.4cm">
          <text:p text:style-name="P1">Добавление информации </text:p>
          <text:p text:style-name="P1">О вокальном тракте</text:p>
        </draw:rect>
        <draw:rect draw:style-name="gr1" draw:text-style-name="P1" xml:id="id7" draw:id="id7" draw:layer="layout" svg:width="3.025cm" svg:height="1.6cm" svg:x="12.2cm" svg:y="15.4cm">
          <text:p text:style-name="P1">Добавление</text:p>
          <text:p text:style-name="P1"><text:s/>основого тона</text:p>
        </draw:rect>
        <draw:rect draw:style-name="gr1" draw:text-style-name="P1" xml:id="id8" draw:id="id8" draw:layer="layout" svg:width="2.975cm" svg:height="1.6cm" svg:x="16.025cm" svg:y="15.4cm">
          <text:p text:style-name="P1">Усиление</text:p>
        </draw:rect>
        <draw:connector draw:style-name="gr4" draw:text-style-name="P1" draw:layer="layout" svg:x1="5.4cm" svg:y1="16.2cm" svg:x2="6.4cm" svg:y2="16.2cm" draw:start-shape="id5" draw:start-glue-point="1" draw:end-shape="id6" draw:end-glue-point="3" svg:d="m5400 16200h1000">
          <text:p/>
        </draw:connector>
        <draw:connector draw:style-name="gr4" draw:text-style-name="P1" draw:layer="layout" svg:x1="11.4cm" svg:y1="16.2cm" svg:x2="12.2cm" svg:y2="16.2cm" draw:start-shape="id6" draw:start-glue-point="1" draw:end-shape="id7" draw:end-glue-point="3" svg:d="m11400 16200h800">
          <text:p/>
        </draw:connector>
        <draw:connector draw:style-name="gr4" draw:text-style-name="P1" draw:layer="layout" svg:x1="15.225cm" svg:y1="16.2cm" svg:x2="16.025cm" svg:y2="16.2cm" draw:start-shape="id7" draw:start-glue-point="1" draw:end-shape="id8" draw:end-glue-point="3" svg:d="m15225 16200h800">
          <text:p/>
        </draw:connector>
        <draw:connector draw:style-name="gr4" draw:text-style-name="P1" draw:layer="layout" svg:x1="19cm" svg:y1="16.2cm" svg:x2="17.162cm" svg:y2="18.337cm" draw:start-shape="id8" draw:start-glue-point="1" svg:d="m19000 16200h501v2137h-2339">
          <text:p/>
        </draw:connector>
        <draw:frame draw:style-name="gr2" draw:layer="layout" svg:width="3.622cm" svg:height="1.217cm" svg:x="14.553cm" svg:y="17.45cm">
          <draw:text-box>
            <text:p text:style-name="P1">Восстановленная</text:p>
            <text:p text:style-name="P1">речь</text:p>
          </draw:text-box>
        </draw:frame>
        <draw:frame draw:style-name="gr6" draw:text-style-name="P1" draw:layer="layout" svg:width="12.277cm" svg:height="8.176cm" svg:x="4.198cm" svg:y="6.3cm">
          <draw:image xlink:href="Pictures/10000000000001D000000135F25F317E.png" xlink:type="simple" xlink:show="embed" xlink:actuate="onLoad">
            <text:p/>
          </draw:image>
        </draw:frame>
        <draw:line draw:style-name="gr7" draw:text-style-name="P1" draw:layer="layout" svg:x1="6.075cm" svg:y1="5cm" svg:x2="6.55cm" svg:y2="13.45cm">
          <text:p/>
        </draw:line>
        <draw:line draw:style-name="gr7" draw:text-style-name="P1" draw:layer="layout" svg:x1="9.175cm" svg:y1="4.975cm" svg:x2="7.25cm" svg:y2="12.325cm">
          <text:p/>
        </draw:line>
        <draw:line draw:style-name="gr7" draw:text-style-name="P1" draw:layer="layout" svg:x1="17.6cm" svg:y1="5cm" svg:x2="14.875cm" svg:y2="13.35cm">
          <text:p/>
        </draw:line>
        <draw:line draw:style-name="gr7" draw:text-style-name="P1" draw:layer="layout" svg:x1="13.725cm" svg:y1="4.975cm" svg:x2="14.4cm" svg:y2="7.25cm">
          <text:p/>
        </draw:line>
        <draw:frame draw:style-name="gr2" draw:layer="layout" svg:width="2.208cm" svg:height="0.734cm" draw:transform="rotate (-1.50883713835) translate (6.883cm 5.175cm)">
          <draw:text-box>
            <text:p text:style-name="P1">Усиление</text:p>
          </draw:text-box>
        </draw:frame>
        <draw:frame draw:style-name="gr2" draw:layer="layout" svg:width="5.413cm" svg:height="0.734cm" draw:transform="rotate (1.29451070620395) translate (6.75cm 10.15cm)">
          <draw:text-box>
            <text:p text:style-name="P1">Переметры основного тона</text:p>
          </draw:text-box>
        </draw:frame>
        <draw:frame draw:style-name="gr2" draw:layer="layout" svg:width="2.936cm" svg:height="1.217cm" draw:transform="rotate (-1.2463396188501) translate (15.239cm 4.85cm)">
          <draw:text-box>
            <text:p text:style-name="P1">Резонансные </text:p>
            <text:p text:style-name="P1">переметры</text:p>
          </draw:text-box>
        </draw:frame>
        <draw:frame draw:style-name="gr2" draw:layer="layout" svg:width="4.24cm" svg:height="0.734cm" draw:transform="rotate (1.23412231408496) translate (15.775cm 10.652cm)">
          <draw:text-box>
            <text:p text:style-name="P1">Сигнал возбуждения</text:p>
          </draw:text-box>
        </draw:frame>
        <draw:line draw:style-name="gr7" draw:text-style-name="P1" draw:layer="layout" svg:x1="3.75cm" svg:y1="14.3cm" svg:x2="3.8cm" svg:y2="15.425cm">
          <text:p/>
        </draw:line>
        <draw:line draw:style-name="gr7" draw:text-style-name="P1" draw:layer="layout" svg:x1="9cm" svg:y1="14.2cm" svg:x2="8.975cm" svg:y2="15.4cm">
          <text:p/>
        </draw:line>
        <draw:line draw:style-name="gr7" draw:text-style-name="P1" draw:layer="layout" svg:x1="13.725cm" svg:y1="14.2cm" svg:x2="13.725cm" svg:y2="15.4cm">
          <text:p/>
        </draw:line>
        <draw:line draw:style-name="gr7" draw:text-style-name="P1" draw:layer="layout" svg:x1="17.45cm" svg:y1="14.225cm" svg:x2="17.45cm" svg:y2="15.425cm">
          <text:p/>
        </draw:line>
        <draw:frame draw:style-name="gr2" draw:layer="layout" svg:width="2.741cm" svg:height="2.183cm" svg:x="17.075cm" svg:y="10.267cm">
          <draw:text-box>
            <text:p text:style-name="P1">Резонансная</text:p>
            <text:p text:style-name="P1">Система </text:p>
            <text:p text:style-name="P1">Вокального</text:p>
            <text:p text:style-name="P1">тракта</text:p>
          </draw:text-box>
        </draw:frame>
        <draw:frame draw:style-name="gr2" draw:layer="layout" svg:width="2.415cm" svg:height="1.217cm" svg:x="1.925cm" svg:y="10.275cm">
          <draw:text-box>
            <text:p text:style-name="P1">Голосовые</text:p>
            <text:p text:style-name="P1">связки</text:p>
          </draw:text-box>
        </draw:frame>
        <draw:frame draw:style-name="gr2" draw:layer="layout" svg:width="2.894cm" svg:height="1.217cm" svg:x="1.181cm" svg:y="12.083cm">
          <draw:text-box>
            <text:p text:style-name="P1">Возбуждение</text:p>
            <text:p text:style-name="P1">легкими</text:p>
          </draw:text-box>
        </draw:frame>
        <draw:line draw:style-name="gr4" draw:text-style-name="P1" draw:layer="layout" svg:x1="3.925cm" svg:y1="11.225cm" svg:x2="5.4cm" svg:y2="12.725cm">
          <text:p/>
        </draw:line>
        <draw:line draw:style-name="gr4" draw:text-style-name="P1" draw:layer="layout" svg:x1="3.925cm" svg:y1="12.925cm" svg:x2="5.725cm" svg:y2="13.725cm">
          <text:p/>
        </draw:line>
        <draw:line draw:style-name="gr4" draw:text-style-name="P1" draw:layer="layout" svg:x1="17.05cm" svg:y1="11.25cm" svg:x2="15.125cm" svg:y2="10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Обычный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55M40S</meta:editing-duration>
    <meta:editing-cycles>12</meta:editing-cycles>
    <meta:generator>OpenOffice.org/3.3$Win32 OpenOffice.org_project/330m20$Build-9567</meta:generator>
    <dc:date>2012-01-29T14:37:31.93</dc:date>
    <meta:document-statistic meta:object-count="38"/>
  </office:meta>
</office:document-meta>
</file>